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6667" calcext:value-type="float">
            <text:p>0.1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2857" calcext:value-type="float">
            <text:p>0.1428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1111" calcext:value-type="float">
            <text:p>0.111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09091" calcext:value-type="float">
            <text:p>0.09090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33333" calcext:value-type="float">
            <text:p>0.08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69231" calcext:value-type="float">
            <text:p>0.07692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14286" calcext:value-type="float">
            <text:p>0.07142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666667" calcext:value-type="float">
            <text:p>0.0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88235" calcext:value-type="float">
            <text:p>0.05882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55556" calcext:value-type="float">
            <text:p>0.05555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26316" calcext:value-type="float">
            <text:p>0.05263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7619" calcext:value-type="float">
            <text:p>0.0476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54545" calcext:value-type="float">
            <text:p>0.04545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34783" calcext:value-type="float">
            <text:p>0.04347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16667" calcext:value-type="float">
            <text:p>0.041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84615" calcext:value-type="float">
            <text:p>0.0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7037" calcext:value-type="float">
            <text:p>0.0370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57143" calcext:value-type="float">
            <text:p>0.03571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44828" calcext:value-type="float">
            <text:p>0.03448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33333" calcext:value-type="float">
            <text:p>0.0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22581" calcext:value-type="float">
            <text:p>0.03225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0303" calcext:value-type="float">
            <text:p>0.0303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94118" calcext:value-type="float">
            <text:p>0.0294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85714" calcext:value-type="float">
            <text:p>0.02857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77778" calcext:value-type="float">
            <text:p>0.02777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7027" calcext:value-type="float">
            <text:p>0.0270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63158" calcext:value-type="float">
            <text:p>0.02631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5641" calcext:value-type="float">
            <text:p>0.0256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43902" calcext:value-type="float">
            <text:p>0.0243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38095" calcext:value-type="float">
            <text:p>0.02380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32558" calcext:value-type="float">
            <text:p>0.02325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27273" calcext:value-type="float">
            <text:p>0.02272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22222" calcext:value-type="float">
            <text:p>0.0222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17391" calcext:value-type="float">
            <text:p>0.02173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12766" calcext:value-type="float">
            <text:p>0.02127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08333" calcext:value-type="float">
            <text:p>0.0208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04082" calcext:value-type="float">
            <text:p>0.02040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96078" calcext:value-type="float">
            <text:p>0.01960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92308" calcext:value-type="float">
            <text:p>0.01923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88679" calcext:value-type="float">
            <text:p>0.01886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85185" calcext:value-type="float">
            <text:p>0.01851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81818" calcext:value-type="float">
            <text:p>0.01818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78571" calcext:value-type="float">
            <text:p>0.0178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75439" calcext:value-type="float">
            <text:p>0.01754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72414" calcext:value-type="float">
            <text:p>0.01724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69492" calcext:value-type="float">
            <text:p>0.01694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66667" calcext:value-type="float">
            <text:p>0.01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63934" calcext:value-type="float">
            <text:p>0.01639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6129" calcext:value-type="float">
            <text:p>0.016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5873" calcext:value-type="float">
            <text:p>0.0158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53846" calcext:value-type="float">
            <text:p>0.01538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51515" calcext:value-type="float">
            <text:p>0.01515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49254" calcext:value-type="float">
            <text:p>0.01492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47059" calcext:value-type="float">
            <text:p>0.01470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44928" calcext:value-type="float">
            <text:p>0.01449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42857" calcext:value-type="float">
            <text:p>0.01428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40845" calcext:value-type="float">
            <text:p>0.01408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38889" calcext:value-type="float">
            <text:p>0.01388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36986" calcext:value-type="float">
            <text:p>0.01369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35135" calcext:value-type="float">
            <text:p>0.0135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33333" calcext:value-type="float">
            <text:p>0.01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31579" calcext:value-type="float">
            <text:p>0.01315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987" calcext:value-type="float">
            <text:p>0.0129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8205" calcext:value-type="float">
            <text:p>0.01282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6582" calcext:value-type="float">
            <text:p>0.01265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3457" calcext:value-type="float">
            <text:p>0.01234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1951" calcext:value-type="float">
            <text:p>0.01219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0482" calcext:value-type="float">
            <text:p>0.01204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9048" calcext:value-type="float">
            <text:p>0.01190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7647" calcext:value-type="float">
            <text:p>0.01176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6279" calcext:value-type="float">
            <text:p>0.01162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4943" calcext:value-type="float">
            <text:p>0.01149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3636" calcext:value-type="float">
            <text:p>0.01136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236" calcext:value-type="float">
            <text:p>0.0112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1111" calcext:value-type="float">
            <text:p>0.011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08:58:27.782550362</meta:creation-date>
    <dc:date>2019-04-20T08:59:38.761124161</dc:date>
    <meta:editing-duration>PT1M12S</meta:editing-duration>
    <meta:editing-cycles>1</meta:editing-cycles>
    <meta:document-statistic meta:table-count="1" meta:cell-count="182" meta:object-count="0"/>
    <meta:generator>LibreOffice/6.0.7.3$Linux_X86_64 LibreOffice_project/00m0$Build-3</meta:generator>
  </office:meta>
</office:document-meta>
</file>